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top="0in" fo:margin-bottom="0in"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top="0in" fo:margin-bottom="0in" fo:text-align="center" style:justify-single-word="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paragraph-properties fo:margin-top="0in" fo:margin-bottom="0in"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top="0in" fo:margin-bottom="0in" fo:line-height="200%"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list-style-name="L2">
      <style:paragraph-properties fo:margin-top="0in" fo:margin-bottom="0in" fo:line-height="200%"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list-style-name="L3">
      <style:paragraph-properties fo:margin-top="0in" fo:margin-bottom="0in" fo:line-height="200%"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list-style-name="L2">
      <style:paragraph-properties fo:margin-top="0in" fo:margin-bottom="0in" fo:line-height="200%" fo:orphans="2" fo:widows="2" fo:padding="0in" fo:border="none"/>
      <style:text-properties fo:font-weight="normal"/>
    </style:style>
    <style:style style:name="P8" style:family="paragraph" style:parent-style-name="Text_20_body">
      <style:paragraph-properties fo:margin-top="0in" fo:margin-bottom="0in" fo:line-height="200%" fo:orphans="2" fo:widows="2" fo:padding="0in" fo:border="none"/>
    </style:style>
    <style:style style:name="P9" style:family="paragraph" style:parent-style-name="Text_20_body" style:list-style-name="L2">
      <style:paragraph-properties fo:margin-top="0in" fo:margin-bottom="0in" fo:line-height="200%" fo:orphans="2" fo:widows="2" fo:padding="0in" fo:border="none"/>
    </style:style>
    <style:style style:name="P10" style:family="paragraph" style:parent-style-name="Text_20_body">
      <style:paragraph-properties fo:margin-top="0in" fo:margin-bottom="0in" fo:line-height="200%" fo:orphans="2" fo:widows="2" fo:padding="0in" fo:border="none"/>
      <style:text-properties fo:font-weight="bold" style:font-weight-asian="bold" style:font-weight-complex="bold"/>
    </style:style>
    <style:style style:name="P11" style:family="paragraph" style:parent-style-name="Text_20_body">
      <style:paragraph-properties fo:margin-top="0in" fo:margin-bottom="0in" fo:line-height="200%" fo:orphans="2" fo:widows="2" fo:padding="0in" fo:border="none"/>
      <style:text-properties fo:font-weight="bold"/>
    </style:style>
    <style:style style:name="P12" style:family="paragraph" style:parent-style-name="Standard">
      <style:paragraph-properties fo:line-height="200%"/>
      <style:text-properties style:font-name="Arial" fo:font-size="12pt" style:font-size-asian="12pt" style:font-size-complex="12pt"/>
    </style:style>
    <style:style style:name="P13" style:family="paragraph" style:parent-style-name="Standard">
      <style:paragraph-properties fo:line-height="200%"/>
    </style:style>
    <style:style style:name="P14" style:family="paragraph" style:parent-style-name="Standard">
      <style:paragraph-properties fo:line-height="200%"/>
      <style:text-properties fo:font-variant="normal" fo:text-transform="none" fo:color="#000000" style:font-name="Times New Roman1" fo:font-size="12pt" fo:letter-spacing="normal" fo:font-style="normal" fo:font-weight="normal" style:font-size-asian="12pt" style:font-size-complex="12pt"/>
    </style:style>
    <style:style style:name="P15" style:family="paragraph" style:parent-style-name="Standard">
      <style:paragraph-properties fo:line-height="200%"/>
      <style:text-properties style:font-name="Times New Roman1" fo:font-size="12pt" style:font-size-asian="12pt" style:font-size-complex="12pt"/>
    </style:style>
    <style:style style:name="P16" style:family="paragraph" style:parent-style-name="Standard">
      <style:paragraph-properties fo:line-height="200%" fo:break-before="page"/>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style:font-size-asian="12pt" style:font-size-complex="12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Times New Roman1" fo:font-size="12pt" fo:letter-spacing="normal" fo:font-style="normal" fo:font-weight="normal" style:font-size-asian="12pt" style:font-size-complex="12pt"/>
    </style:style>
    <style:style style:name="T6" style:family="text">
      <style:text-properties style:font-name="Arial" fo:font-size="12pt" style:font-size-asian="12pt" style:font-size-complex="12pt"/>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WR222 – MWF 1600</text:p>
      <text:p text:style-name="P1">Professor Delf</text:p>
      <text:p text:style-name="P1">Essay 1</text:p>
      <text:p text:style-name="P2"/>
      <text:p text:style-name="P2">Why LibreOffice is The Best</text:p>
      <text:p text:style-name="P1"/>
      <text:p text:style-name="P4"><text:tab/>Everybody likes to save money and everybody likes things that are free. What if you could save money <text:span text:style-name="T7">for</text:span> free? If you currently use Microsoft Office, you can do just that. Each time the new version of Microsoft Office comes out, users wanting to upgrade are required to fork over hundreds of dollars for a product that they have no say in, yet use every day, but each time a new version of LibreOffice comes out, users are automatically updated to a new version they helped innovate and create; this is the beauty of open source software. This is why LibreOffice is a better choice for office software than Microsoft Office, because it is free and the differences between the two are nominal. </text:p>
      <text:p text:style-name="P8"><text:span text:style-name="T1"><text:tab/>LibreOffice is a suite of office software from The Document Foundation. It includes the programs Writer, Calc, Impress, Base, Draw, and Math. With the exception of Math, each are respectively equal to Word, Excel, PowerPoint, Access, and Visio. Although LibreOffice has only been around for a couple of months (since September of 2010), it is actually a much older product. Starting in 1998, when StarDivision released their product StarOffice freely to the public. A couple of year later Sun Microsystems acquired StarDivision and release OpenOffice.org. When Sun Microsystems was bought out by Oracle Corporation in 2010, major portions of the OpenOffice.org team left Oracle, created The Document Foundation, and released LibreOffice. Since LibreOffice is a direct derivative of OpenOffice.org, any articles published relating to OpenOffice.org are directly applicable to LibreOffice.</text:span></text:p>
      <text:p text:style-name="P10"><text:soft-page-break/><text:span text:style-name="T3"><text:tab/></text:span><text:span text:style-name="T2">Defining what makes good office productivity software is a challenge because users are all different in their process of being productive, and there is no formal definition of what office software should be. The software is being continually innovated and with both Microsoft Office and LibreOffice in the game, there is a large amount of competition that is fueling that innovation. Therefore in order to objectively compare the two they have to be judged by standards that are defined at a lower level; those being the standards of what makes good software in general. As an open source developer and Computer Science undergrad at Oregon State University, I feel I am qualified by my experience to define those criteria. Experience has taught me that great software is primarily about usability, followed by features, and then price.</text:span></text:p>
      <text:p text:style-name="P11"><text:span text:style-name="T2"><text:tab/>Usability measured by the amount of knowledge required to use the software and the intuitiveness of its interface. Macintosh software is seen by a large number of users as the pinnacle of usability because it provides users with clean, intuitive, and visually appealing interfaces. Before Office 2007 both Microsoft Office and LibreOffice looked extremely similar. When Office 2007 was release it was praised and belittled for it's new Ribbon interface; tabs at the top of the screen designated the tools that would be displayed in the ribbon. This removed clutter and gave Office a much cleaner look, but it was at the cost of intuition since users of previous versions now had to hunt for their favorite options.</text:span></text:p>
      <text:p text:style-name="P8"><text:span text:style-name="T1"><text:tab/>There are some people, such as Andrew Brown, an editor for The Guardian's Cif belief section, who feel LibreOffice is not a viable alternative to Microsoft Office primarily because it is an open source project. In his article “If this suite's a success, why is it so buggy?” published in the Guardian in December of 2005, Brown raises the point that as “one of the flagship projects of open source,” LibreOffice “vividly demonstrates the limitations of open source as a way of producing software, and its futility as an ideology.” (Brown). While raising a valid concern over the development being done on the LibreOffice suite, Brown's article is </text:span><text:soft-page-break/><text:span text:style-name="T1">chalked full of logical fallacies and misinformation. For example he provides a quote of more than 6,000 unfixed bugs, and more than 5,000 feature requests, but does not provide a quote of fixed bugs and implemented features and then writes “While the number of bugs discovered seems to rise with the number of users, the number of fixes doesn't,” without actually quoting the actual number of closed bugs at ____. After taking the time to explain why he feels open source doesn't work, Brown's last comment was “for what it's worth, I still think [LibreOffice] may be better for books than Microsoft Word.”</text:span></text:p>
      <text:p text:style-name="P8"><text:span text:style-name="T1"/></text:p>
      <text:p text:style-name="P16"><text:span text:style-name="T6">References</text:span></text:p>
      <text:p text:style-name="P14"><text:tab/>Brown, Andrew , n. pag. Web. 27 Jan. 2012</text:p>
      <text:p text:style-name="P13"><text:span text:style-name="T5"><text:tab/><text:tab/>&lt;http://www.guardian.co.uk/technology/2005/dec/08/opensource.software&gt;.</text:span></text:p>
      <text:p text:style-name="P15"><text:span text:style-name="T4"/></text:p>
      <text:p text:style-name="P12">Comparisons</text:p>
      <text:p text:style-name="P12"><text:a xlink:type="simple" xlink:href="http://www.zdnet.com/news/openofficeorg-as-good-as-microsoft-office/297591">http://www.zdnet.com/news/openofficeorg-as-good-as-microsoft-office/297591</text:a></text:p>
      <text:p text:style-name="P12"><text:a xlink:type="simple" xlink:href="http://www.linuxjournal.com/magazine/openofficeorg-vs-microsoft-office">http://www.linuxjournal.com/magazine/openofficeorg-vs-microsoft-office</text:a></text:p>
      <text:p text:style-name="P12"><text:a xlink:type="simple" xlink:href="http://mac.appstorm.net/reviews/office-review/openoffice-vs-office-2011-rooting-for-the-underdog/">http://mac.appstorm.net/reviews/office-review/openoffice-vs-office-2011-rooting-for-the-underdog/</text:a></text:p>
      <text:p text:style-name="P12"><text:a xlink:type="simple" xlink:href="http://digitalunion.osu.edu/2011/02/11/openoffice-vs-microsoft-office/">http://digitalunion.osu.edu/2011/02/11/openoffice-vs-microsoft-office/</text:a> </text:p>
      <text:p text:style-name="P12">MSOffice Pricing</text:p>
      <text:p text:style-name="P12">[1] <text:a xlink:type="simple" xlink:href="http://office.microsoft.com/en-us/buy/office-2010-pricing-information-HA101810737.aspx">http://office.microsoft.com/en-us/buy/office-2010-pricing-information-HA101810737.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01-26T20:07:54</meta:creation-date>
    <dc:date>2012-01-27T16:00:30</dc:date>
    <meta:editing-duration>PT7H1M53S</meta:editing-duration>
    <meta:editing-cycles>8</meta:editing-cycles>
    <meta:generator>LibreOffice/3.4$Linux LibreOffice_project/340m1$Build-402</meta:generator>
    <meta:document-statistic meta:table-count="0" meta:image-count="0" meta:object-count="0" meta:page-count="4" meta:paragraph-count="20" meta:word-count="753" meta:character-count="5021" meta:non-whitespace-character-count="4278"/>
  </office:meta>
</office:document-meta>
</file>